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f0d5f9aaa4aabaa4260278f520e7fc70" style:family="table-column">
      <style:table-column-properties fo:break-before="auto" style:use-optimal-column-width="false" style:column-width="6cm"/>
    </style:style>
    <style:style style:name="odsStyleTableColumn-1f9eb94f50c611fbf0bbf2bbf39f218b" style:family="table-column">
      <style:table-column-properties fo:break-before="auto" style:use-optimal-column-width="false" style:column-width="5cm"/>
    </style:style>
    <style:style style:name="odsStyleTableColumn-42d55b674c364d97a2f03b6d31974a52" style:family="table-column">
      <style:table-column-properties fo:break-before="auto" style:use-optimal-column-width="false" style:column-width="3cm"/>
    </style:style>
    <style:style style:name="odsStyleTableCell-1ff7c2586bce18f9a9a3fc9f6414b534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250391c88d1fc7d8dc4547b0d31c2d6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7d14e5354c4861c7d06a2ccfc81c0abb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4d3863ee65b41e0342c287926b16162f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21f7e670bd2737654da779d01d407144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3d79087a4dc0151feec0b29cb287d490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f0d5f9aaa4aabaa4260278f520e7fc70" table:default-cell-style-name="Default"/>
        <table:table-column table:style-name="odsStyleTableColumn-1f9eb94f50c611fbf0bbf2bbf39f218b" table:default-cell-style-name="Default"/>
        <table:table-column table:style-name="odsStyleTableColumn-42d55b674c364d97a2f03b6d31974a52" table:default-cell-style-name="Default"/>
        <table:table-column table:style-name="odsStyleTableColumn-42d55b674c364d97a2f03b6d31974a52" table:default-cell-style-name="Default"/>
        <table:table-column table:style-name="odsStyleTableColumn-42d55b674c364d97a2f03b6d31974a52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1ff7c2586bce18f9a9a3fc9f6414b534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250391c88d1fc7d8dc4547b0d31c2d66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250391c88d1fc7d8dc4547b0d31c2d66" table:number-columns-spanned="5" table:number-rows-spanned="1" office:value-type="string">
            <text:p>TABLA No. 73-24</text:p>
          </table:table-cell>
          <table:covered-table-cell table:number-columns-repeated="4"/>
        </table:table-row>
        <table:table-row table:style-name="ro1">
          <table:table-cell table:style-name="odsStyleTableCell-250391c88d1fc7d8dc4547b0d31c2d66" table:number-columns-spanned="5" table:number-rows-spanned="1" office:value-type="string">
            <text:p>TABLA DE COTIZACIONES DEL 17 DE ABRIL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250391c88d1fc7d8dc4547b0d31c2d66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7d14e5354c4861c7d06a2ccfc81c0abb" office:value-type="string">
            <text:p>PAIS</text:p>
          </table:table-cell>
          <table:table-cell table:style-name="odsStyleTableCell-7d14e5354c4861c7d06a2ccfc81c0abb" office:value-type="string">
            <text:p>UNIDAD MONETARIA</text:p>
          </table:table-cell>
          <table:table-cell table:style-name="odsStyleTableCell-7d14e5354c4861c7d06a2ccfc81c0abb" office:value-type="string">
            <text:p>MONEDA</text:p>
          </table:table-cell>
          <table:table-cell table:style-name="odsStyleTableCell-7d14e5354c4861c7d06a2ccfc81c0abb" office:value-type="string">
            <text:p>TIPO DE CAMBIO EN Bs POR UNIDAD DE MONEDA EXTRANJERA</text:p>
          </table:table-cell>
          <table:table-cell table:style-name="odsStyleTableCell-7d14e5354c4861c7d06a2ccfc81c0abb" office:value-type="string">
            <text:p>TIPO DE CAMBIO EN M.E.</text:p>
          </table:table-cell>
        </table:table-row>
        <table:table-row table:style-name="ro1">
          <table:table-cell table:style-name="odsStyleTableCell-4d3863ee65b41e0342c287926b16162f" office:value-type="string">
            <text:p>ESTADOS UNIDOS</text:p>
          </table:table-cell>
          <table:table-cell table:style-name="odsStyleTableCell-4d3863ee65b41e0342c287926b16162f" office:value-type="string">
            <text:p>DOLAR VENTA</text:p>
          </table:table-cell>
          <table:table-cell table:style-name="odsStyleTableCell-4d3863ee65b41e0342c287926b16162f" office:value-type="string">
            <text:p>USD.VENTA</text:p>
          </table:table-cell>
          <table:table-cell table:style-name="odsStyleTableCell-21f7e670bd2737654da779d01d407144" office:value-type="string">
            <text:p>6.96000</text:p>
          </table:table-cell>
          <table:table-cell table:style-name="odsStyleTableCell-21f7e670bd2737654da779d01d407144" office:value-type="string">
            <text:p/>
          </table:table-cell>
        </table:table-row>
        <table:table-row table:style-name="ro1">
          <table:table-cell table:style-name="odsStyleTableCell-4d3863ee65b41e0342c287926b16162f" office:value-type="string">
            <text:p>ESTADOS UNIDOS</text:p>
          </table:table-cell>
          <table:table-cell table:style-name="odsStyleTableCell-4d3863ee65b41e0342c287926b16162f" office:value-type="string">
            <text:p>DOLAR COMPRA</text:p>
          </table:table-cell>
          <table:table-cell table:style-name="odsStyleTableCell-4d3863ee65b41e0342c287926b16162f" office:value-type="string">
            <text:p>USD.COMPRA</text:p>
          </table:table-cell>
          <table:table-cell table:style-name="odsStyleTableCell-21f7e670bd2737654da779d01d407144" office:value-type="string">
            <text:p>6.86000</text:p>
          </table:table-cell>
          <table:table-cell table:style-name="odsStyleTableCell-21f7e670bd2737654da779d01d407144" office:value-type="string">
            <text:p/>
          </table:table-cell>
        </table:table-row>
        <table:table-row table:style-name="ro1">
          <table:table-cell table:style-name="odsStyleTableCell-4d3863ee65b41e0342c287926b16162f" office:value-type="string">
            <text:p>UNION EUROPEA</text:p>
          </table:table-cell>
          <table:table-cell table:style-name="odsStyleTableCell-4d3863ee65b41e0342c287926b16162f" office:value-type="string">
            <text:p>EURO</text:p>
          </table:table-cell>
          <table:table-cell table:style-name="odsStyleTableCell-4d3863ee65b41e0342c287926b16162f" office:value-type="string">
            <text:p>EUR</text:p>
          </table:table-cell>
          <table:table-cell table:style-name="odsStyleTableCell-21f7e670bd2737654da779d01d407144" office:value-type="string">
            <text:p>7.29012</text:p>
          </table:table-cell>
          <table:table-cell table:style-name="odsStyleTableCell-21f7e670bd2737654da779d01d407144" office:value-type="string">
            <text:p>0.94100</text:p>
          </table:table-cell>
        </table:table-row>
        <table:table-row table:style-name="ro1">
          <table:table-cell table:style-name="odsStyleTableCell-4d3863ee65b41e0342c287926b16162f" office:value-type="string">
            <text:p>JAPON</text:p>
          </table:table-cell>
          <table:table-cell table:style-name="odsStyleTableCell-4d3863ee65b41e0342c287926b16162f" office:value-type="string">
            <text:p>YEN</text:p>
          </table:table-cell>
          <table:table-cell table:style-name="odsStyleTableCell-4d3863ee65b41e0342c287926b16162f" office:value-type="string">
            <text:p>JPY</text:p>
          </table:table-cell>
          <table:table-cell table:style-name="odsStyleTableCell-21f7e670bd2737654da779d01d407144" office:value-type="string">
            <text:p>0.04435</text:p>
          </table:table-cell>
          <table:table-cell table:style-name="odsStyleTableCell-21f7e670bd2737654da779d01d407144" office:value-type="string">
            <text:p>154.67000</text:p>
          </table:table-cell>
        </table:table-row>
        <table:table-row table:style-name="ro1">
          <table:table-cell table:style-name="odsStyleTableCell-4d3863ee65b41e0342c287926b16162f" office:value-type="string">
            <text:p>ARABIA SAUDITA</text:p>
          </table:table-cell>
          <table:table-cell table:style-name="odsStyleTableCell-4d3863ee65b41e0342c287926b16162f" office:value-type="string">
            <text:p>RIYAL SAUDÍ</text:p>
          </table:table-cell>
          <table:table-cell table:style-name="odsStyleTableCell-4d3863ee65b41e0342c287926b16162f" office:value-type="string">
            <text:p>SAR</text:p>
          </table:table-cell>
          <table:table-cell table:style-name="odsStyleTableCell-21f7e670bd2737654da779d01d407144" office:value-type="string">
            <text:p>1.82875</text:p>
          </table:table-cell>
          <table:table-cell table:style-name="odsStyleTableCell-21f7e670bd2737654da779d01d407144" office:value-type="string">
            <text:p>3.75120</text:p>
          </table:table-cell>
        </table:table-row>
        <table:table-row table:style-name="ro1">
          <table:table-cell table:style-name="odsStyleTableCell-4d3863ee65b41e0342c287926b16162f" office:value-type="string">
            <text:p>ARGELIA</text:p>
          </table:table-cell>
          <table:table-cell table:style-name="odsStyleTableCell-4d3863ee65b41e0342c287926b16162f" office:value-type="string">
            <text:p>DINAR ARGELINO</text:p>
          </table:table-cell>
          <table:table-cell table:style-name="odsStyleTableCell-4d3863ee65b41e0342c287926b16162f" office:value-type="string">
            <text:p>DZD</text:p>
          </table:table-cell>
          <table:table-cell table:style-name="odsStyleTableCell-21f7e670bd2737654da779d01d407144" office:value-type="string">
            <text:p>0.05100</text:p>
          </table:table-cell>
          <table:table-cell table:style-name="odsStyleTableCell-21f7e670bd2737654da779d01d407144" office:value-type="string">
            <text:p>134.52000</text:p>
          </table:table-cell>
        </table:table-row>
        <table:table-row table:style-name="ro1">
          <table:table-cell table:style-name="odsStyleTableCell-4d3863ee65b41e0342c287926b16162f" office:value-type="string">
            <text:p>ARGENTINA</text:p>
          </table:table-cell>
          <table:table-cell table:style-name="odsStyleTableCell-4d3863ee65b41e0342c287926b16162f" office:value-type="string">
            <text:p>PESO</text:p>
          </table:table-cell>
          <table:table-cell table:style-name="odsStyleTableCell-4d3863ee65b41e0342c287926b16162f" office:value-type="string">
            <text:p>ARS</text:p>
          </table:table-cell>
          <table:table-cell table:style-name="odsStyleTableCell-21f7e670bd2737654da779d01d407144" office:value-type="string">
            <text:p>0.00790</text:p>
          </table:table-cell>
          <table:table-cell table:style-name="odsStyleTableCell-21f7e670bd2737654da779d01d407144" office:value-type="string">
            <text:p>868.71530</text:p>
          </table:table-cell>
        </table:table-row>
        <table:table-row table:style-name="ro1">
          <table:table-cell table:style-name="odsStyleTableCell-4d3863ee65b41e0342c287926b16162f" office:value-type="string">
            <text:p>AUSTRALIA</text:p>
          </table:table-cell>
          <table:table-cell table:style-name="odsStyleTableCell-4d3863ee65b41e0342c287926b16162f" office:value-type="string">
            <text:p>DÓLAR</text:p>
          </table:table-cell>
          <table:table-cell table:style-name="odsStyleTableCell-4d3863ee65b41e0342c287926b16162f" office:value-type="string">
            <text:p>AUD</text:p>
          </table:table-cell>
          <table:table-cell table:style-name="odsStyleTableCell-21f7e670bd2737654da779d01d407144" office:value-type="string">
            <text:p>4.39933</text:p>
          </table:table-cell>
          <table:table-cell table:style-name="odsStyleTableCell-21f7e670bd2737654da779d01d407144" office:value-type="string">
            <text:p>1.55933</text:p>
          </table:table-cell>
        </table:table-row>
        <table:table-row table:style-name="ro1">
          <table:table-cell table:style-name="odsStyleTableCell-4d3863ee65b41e0342c287926b16162f" office:value-type="string">
            <text:p>BRASIL</text:p>
          </table:table-cell>
          <table:table-cell table:style-name="odsStyleTableCell-4d3863ee65b41e0342c287926b16162f" office:value-type="string">
            <text:p>REAL</text:p>
          </table:table-cell>
          <table:table-cell table:style-name="odsStyleTableCell-4d3863ee65b41e0342c287926b16162f" office:value-type="string">
            <text:p>BRL</text:p>
          </table:table-cell>
          <table:table-cell table:style-name="odsStyleTableCell-21f7e670bd2737654da779d01d407144" office:value-type="string">
            <text:p>1.30493</text:p>
          </table:table-cell>
          <table:table-cell table:style-name="odsStyleTableCell-21f7e670bd2737654da779d01d407144" office:value-type="string">
            <text:p>5.25700</text:p>
          </table:table-cell>
        </table:table-row>
        <table:table-row table:style-name="ro1">
          <table:table-cell table:style-name="odsStyleTableCell-4d3863ee65b41e0342c287926b16162f" office:value-type="string">
            <text:p>CANADA</text:p>
          </table:table-cell>
          <table:table-cell table:style-name="odsStyleTableCell-4d3863ee65b41e0342c287926b16162f" office:value-type="string">
            <text:p>DÓLAR</text:p>
          </table:table-cell>
          <table:table-cell table:style-name="odsStyleTableCell-4d3863ee65b41e0342c287926b16162f" office:value-type="string">
            <text:p>CAD</text:p>
          </table:table-cell>
          <table:table-cell table:style-name="odsStyleTableCell-21f7e670bd2737654da779d01d407144" office:value-type="string">
            <text:p>4.96634</text:p>
          </table:table-cell>
          <table:table-cell table:style-name="odsStyleTableCell-21f7e670bd2737654da779d01d407144" office:value-type="string">
            <text:p>1.38130</text:p>
          </table:table-cell>
        </table:table-row>
        <table:table-row table:style-name="ro1">
          <table:table-cell table:style-name="odsStyleTableCell-4d3863ee65b41e0342c287926b16162f" office:value-type="string">
            <text:p>CHILE</text:p>
          </table:table-cell>
          <table:table-cell table:style-name="odsStyleTableCell-4d3863ee65b41e0342c287926b16162f" office:value-type="string">
            <text:p>PESO</text:p>
          </table:table-cell>
          <table:table-cell table:style-name="odsStyleTableCell-4d3863ee65b41e0342c287926b16162f" office:value-type="string">
            <text:p>CLP</text:p>
          </table:table-cell>
          <table:table-cell table:style-name="odsStyleTableCell-21f7e670bd2737654da779d01d407144" office:value-type="string">
            <text:p>0.00700</text:p>
          </table:table-cell>
          <table:table-cell table:style-name="odsStyleTableCell-21f7e670bd2737654da779d01d407144" office:value-type="string">
            <text:p>979.43000</text:p>
          </table:table-cell>
        </table:table-row>
        <table:table-row table:style-name="ro1">
          <table:table-cell table:style-name="odsStyleTableCell-4d3863ee65b41e0342c287926b16162f" office:value-type="string">
            <text:p>COLOMBIA</text:p>
          </table:table-cell>
          <table:table-cell table:style-name="odsStyleTableCell-4d3863ee65b41e0342c287926b16162f" office:value-type="string">
            <text:p>PESO</text:p>
          </table:table-cell>
          <table:table-cell table:style-name="odsStyleTableCell-4d3863ee65b41e0342c287926b16162f" office:value-type="string">
            <text:p>COP</text:p>
          </table:table-cell>
          <table:table-cell table:style-name="odsStyleTableCell-21f7e670bd2737654da779d01d407144" office:value-type="string">
            <text:p>0.00175</text:p>
          </table:table-cell>
          <table:table-cell table:style-name="odsStyleTableCell-21f7e670bd2737654da779d01d407144" office:value-type="string">
            <text:p>3,917.24000</text:p>
          </table:table-cell>
        </table:table-row>
        <table:table-row table:style-name="ro1">
          <table:table-cell table:style-name="odsStyleTableCell-4d3863ee65b41e0342c287926b16162f" office:value-type="string">
            <text:p>COREA DEL SUR</text:p>
          </table:table-cell>
          <table:table-cell table:style-name="odsStyleTableCell-4d3863ee65b41e0342c287926b16162f" office:value-type="string">
            <text:p>WON</text:p>
          </table:table-cell>
          <table:table-cell table:style-name="odsStyleTableCell-4d3863ee65b41e0342c287926b16162f" office:value-type="string">
            <text:p>KRW</text:p>
          </table:table-cell>
          <table:table-cell table:style-name="odsStyleTableCell-21f7e670bd2737654da779d01d407144" office:value-type="string">
            <text:p>0.00492</text:p>
          </table:table-cell>
          <table:table-cell table:style-name="odsStyleTableCell-21f7e670bd2737654da779d01d407144" office:value-type="string">
            <text:p>1,394.76000</text:p>
          </table:table-cell>
        </table:table-row>
        <table:table-row table:style-name="ro1">
          <table:table-cell table:style-name="odsStyleTableCell-4d3863ee65b41e0342c287926b16162f" office:value-type="string">
            <text:p>COSTA RICA</text:p>
          </table:table-cell>
          <table:table-cell table:style-name="odsStyleTableCell-4d3863ee65b41e0342c287926b16162f" office:value-type="string">
            <text:p>COLON COSTARRICENSE</text:p>
          </table:table-cell>
          <table:table-cell table:style-name="odsStyleTableCell-4d3863ee65b41e0342c287926b16162f" office:value-type="string">
            <text:p>CRC</text:p>
          </table:table-cell>
          <table:table-cell table:style-name="odsStyleTableCell-21f7e670bd2737654da779d01d407144" office:value-type="string">
            <text:p>0.01365</text:p>
          </table:table-cell>
          <table:table-cell table:style-name="odsStyleTableCell-21f7e670bd2737654da779d01d407144" office:value-type="string">
            <text:p>502.53000</text:p>
          </table:table-cell>
        </table:table-row>
        <table:table-row table:style-name="ro1">
          <table:table-cell table:style-name="odsStyleTableCell-4d3863ee65b41e0342c287926b16162f" office:value-type="string">
            <text:p>REPUBLICA CHECA</text:p>
          </table:table-cell>
          <table:table-cell table:style-name="odsStyleTableCell-4d3863ee65b41e0342c287926b16162f" office:value-type="string">
            <text:p>CORONA CHECA</text:p>
          </table:table-cell>
          <table:table-cell table:style-name="odsStyleTableCell-4d3863ee65b41e0342c287926b16162f" office:value-type="string">
            <text:p>CZK</text:p>
          </table:table-cell>
          <table:table-cell table:style-name="odsStyleTableCell-21f7e670bd2737654da779d01d407144" office:value-type="string">
            <text:p>0.28914</text:p>
          </table:table-cell>
          <table:table-cell table:style-name="odsStyleTableCell-21f7e670bd2737654da779d01d407144" office:value-type="string">
            <text:p>23.72530</text:p>
          </table:table-cell>
        </table:table-row>
        <table:table-row table:style-name="ro1">
          <table:table-cell table:style-name="odsStyleTableCell-4d3863ee65b41e0342c287926b16162f" office:value-type="string">
            <text:p>DINAMARCA</text:p>
          </table:table-cell>
          <table:table-cell table:style-name="odsStyleTableCell-4d3863ee65b41e0342c287926b16162f" office:value-type="string">
            <text:p>CORONA</text:p>
          </table:table-cell>
          <table:table-cell table:style-name="odsStyleTableCell-4d3863ee65b41e0342c287926b16162f" office:value-type="string">
            <text:p>DKK</text:p>
          </table:table-cell>
          <table:table-cell table:style-name="odsStyleTableCell-21f7e670bd2737654da779d01d407144" office:value-type="string">
            <text:p>0.97701</text:p>
          </table:table-cell>
          <table:table-cell table:style-name="odsStyleTableCell-21f7e670bd2737654da779d01d407144" office:value-type="string">
            <text:p>7.02140</text:p>
          </table:table-cell>
        </table:table-row>
        <table:table-row table:style-name="ro1">
          <table:table-cell table:style-name="odsStyleTableCell-4d3863ee65b41e0342c287926b16162f" office:value-type="string">
            <text:p>ECUADOR</text:p>
          </table:table-cell>
          <table:table-cell table:style-name="odsStyleTableCell-4d3863ee65b41e0342c287926b16162f" office:value-type="string">
            <text:p>DÓLAR</text:p>
          </table:table-cell>
          <table:table-cell table:style-name="odsStyleTableCell-4d3863ee65b41e0342c287926b16162f" office:value-type="string">
            <text:p>USD</text:p>
          </table:table-cell>
          <table:table-cell table:style-name="odsStyleTableCell-21f7e670bd2737654da779d01d407144" office:value-type="string">
            <text:p>6.86000</text:p>
          </table:table-cell>
          <table:table-cell table:style-name="odsStyleTableCell-21f7e670bd2737654da779d01d407144" office:value-type="string">
            <text:p>1.00000</text:p>
          </table:table-cell>
        </table:table-row>
        <table:table-row table:style-name="ro1">
          <table:table-cell table:style-name="odsStyleTableCell-4d3863ee65b41e0342c287926b16162f" office:value-type="string">
            <text:p>EMIRATOS ARABES</text:p>
          </table:table-cell>
          <table:table-cell table:style-name="odsStyleTableCell-4d3863ee65b41e0342c287926b16162f" office:value-type="string">
            <text:p>DIRHAM</text:p>
          </table:table-cell>
          <table:table-cell table:style-name="odsStyleTableCell-4d3863ee65b41e0342c287926b16162f" office:value-type="string">
            <text:p>AED</text:p>
          </table:table-cell>
          <table:table-cell table:style-name="odsStyleTableCell-21f7e670bd2737654da779d01d407144" office:value-type="string">
            <text:p>1.86794</text:p>
          </table:table-cell>
          <table:table-cell table:style-name="odsStyleTableCell-21f7e670bd2737654da779d01d407144" office:value-type="string">
            <text:p>3.67250</text:p>
          </table:table-cell>
        </table:table-row>
        <table:table-row table:style-name="ro1">
          <table:table-cell table:style-name="odsStyleTableCell-4d3863ee65b41e0342c287926b16162f" office:value-type="string">
            <text:p>FILIPINAS</text:p>
          </table:table-cell>
          <table:table-cell table:style-name="odsStyleTableCell-4d3863ee65b41e0342c287926b16162f" office:value-type="string">
            <text:p>PESO FILIPINO</text:p>
          </table:table-cell>
          <table:table-cell table:style-name="odsStyleTableCell-4d3863ee65b41e0342c287926b16162f" office:value-type="string">
            <text:p>PHP</text:p>
          </table:table-cell>
          <table:table-cell table:style-name="odsStyleTableCell-21f7e670bd2737654da779d01d407144" office:value-type="string">
            <text:p>0.12036</text:p>
          </table:table-cell>
          <table:table-cell table:style-name="odsStyleTableCell-21f7e670bd2737654da779d01d407144" office:value-type="string">
            <text:p>56.99600</text:p>
          </table:table-cell>
        </table:table-row>
        <table:table-row table:style-name="ro1">
          <table:table-cell table:style-name="odsStyleTableCell-4d3863ee65b41e0342c287926b16162f" office:value-type="string">
            <text:p>HAITÍ</text:p>
          </table:table-cell>
          <table:table-cell table:style-name="odsStyleTableCell-4d3863ee65b41e0342c287926b16162f" office:value-type="string">
            <text:p>GOURDE</text:p>
          </table:table-cell>
          <table:table-cell table:style-name="odsStyleTableCell-4d3863ee65b41e0342c287926b16162f" office:value-type="string">
            <text:p>HTG</text:p>
          </table:table-cell>
          <table:table-cell table:style-name="odsStyleTableCell-21f7e670bd2737654da779d01d407144" office:value-type="string">
            <text:p>0.05196</text:p>
          </table:table-cell>
          <table:table-cell table:style-name="odsStyleTableCell-21f7e670bd2737654da779d01d407144" office:value-type="string">
            <text:p>132.03320</text:p>
          </table:table-cell>
        </table:table-row>
        <table:table-row table:style-name="ro1">
          <table:table-cell table:style-name="odsStyleTableCell-4d3863ee65b41e0342c287926b16162f" office:value-type="string">
            <text:p>HONG KONG</text:p>
          </table:table-cell>
          <table:table-cell table:style-name="odsStyleTableCell-4d3863ee65b41e0342c287926b16162f" office:value-type="string">
            <text:p>DÓLAR</text:p>
          </table:table-cell>
          <table:table-cell table:style-name="odsStyleTableCell-4d3863ee65b41e0342c287926b16162f" office:value-type="string">
            <text:p>HKD</text:p>
          </table:table-cell>
          <table:table-cell table:style-name="odsStyleTableCell-21f7e670bd2737654da779d01d407144" office:value-type="string">
            <text:p>0.87592</text:p>
          </table:table-cell>
          <table:table-cell table:style-name="odsStyleTableCell-21f7e670bd2737654da779d01d407144" office:value-type="string">
            <text:p>7.83180</text:p>
          </table:table-cell>
        </table:table-row>
        <table:table-row table:style-name="ro1">
          <table:table-cell table:style-name="odsStyleTableCell-4d3863ee65b41e0342c287926b16162f" office:value-type="string">
            <text:p>INDIA</text:p>
          </table:table-cell>
          <table:table-cell table:style-name="odsStyleTableCell-4d3863ee65b41e0342c287926b16162f" office:value-type="string">
            <text:p>RUPIA</text:p>
          </table:table-cell>
          <table:table-cell table:style-name="odsStyleTableCell-4d3863ee65b41e0342c287926b16162f" office:value-type="string">
            <text:p>INR</text:p>
          </table:table-cell>
          <table:table-cell table:style-name="odsStyleTableCell-21f7e670bd2737654da779d01d407144" office:value-type="string">
            <text:p>0.08212</text:p>
          </table:table-cell>
          <table:table-cell table:style-name="odsStyleTableCell-21f7e670bd2737654da779d01d407144" office:value-type="string">
            <text:p>83.53880</text:p>
          </table:table-cell>
        </table:table-row>
        <table:table-row table:style-name="ro1">
          <table:table-cell table:style-name="odsStyleTableCell-4d3863ee65b41e0342c287926b16162f" office:value-type="string">
            <text:p>INDONESIA</text:p>
          </table:table-cell>
          <table:table-cell table:style-name="odsStyleTableCell-4d3863ee65b41e0342c287926b16162f" office:value-type="string">
            <text:p>RUPIA INDONESIA</text:p>
          </table:table-cell>
          <table:table-cell table:style-name="odsStyleTableCell-4d3863ee65b41e0342c287926b16162f" office:value-type="string">
            <text:p>IDR</text:p>
          </table:table-cell>
          <table:table-cell table:style-name="odsStyleTableCell-21f7e670bd2737654da779d01d407144" office:value-type="string">
            <text:p>0.00042</text:p>
          </table:table-cell>
          <table:table-cell table:style-name="odsStyleTableCell-21f7e670bd2737654da779d01d407144" office:value-type="string">
            <text:p>16,175.00000</text:p>
          </table:table-cell>
        </table:table-row>
        <table:table-row table:style-name="ro1">
          <table:table-cell table:style-name="odsStyleTableCell-4d3863ee65b41e0342c287926b16162f" office:value-type="string">
            <text:p>ISRAEL</text:p>
          </table:table-cell>
          <table:table-cell table:style-name="odsStyleTableCell-4d3863ee65b41e0342c287926b16162f" office:value-type="string">
            <text:p>NUEVO SÉQUEL</text:p>
          </table:table-cell>
          <table:table-cell table:style-name="odsStyleTableCell-4d3863ee65b41e0342c287926b16162f" office:value-type="string">
            <text:p>ILS</text:p>
          </table:table-cell>
          <table:table-cell table:style-name="odsStyleTableCell-21f7e670bd2737654da779d01d407144" office:value-type="string">
            <text:p>1.82452</text:p>
          </table:table-cell>
          <table:table-cell table:style-name="odsStyleTableCell-21f7e670bd2737654da779d01d407144" office:value-type="string">
            <text:p>3.75990</text:p>
          </table:table-cell>
        </table:table-row>
        <table:table-row table:style-name="ro1">
          <table:table-cell table:style-name="odsStyleTableCell-4d3863ee65b41e0342c287926b16162f" office:value-type="string">
            <text:p>MALASIA</text:p>
          </table:table-cell>
          <table:table-cell table:style-name="odsStyleTableCell-4d3863ee65b41e0342c287926b16162f" office:value-type="string">
            <text:p>RINGGIT MALAYO</text:p>
          </table:table-cell>
          <table:table-cell table:style-name="odsStyleTableCell-4d3863ee65b41e0342c287926b16162f" office:value-type="string">
            <text:p>MYR</text:p>
          </table:table-cell>
          <table:table-cell table:style-name="odsStyleTableCell-21f7e670bd2737654da779d01d407144" office:value-type="string">
            <text:p>1.43045</text:p>
          </table:table-cell>
          <table:table-cell table:style-name="odsStyleTableCell-21f7e670bd2737654da779d01d407144" office:value-type="string">
            <text:p>4.79570</text:p>
          </table:table-cell>
        </table:table-row>
        <table:table-row table:style-name="ro1">
          <table:table-cell table:style-name="odsStyleTableCell-4d3863ee65b41e0342c287926b16162f" office:value-type="string">
            <text:p>MEXICO</text:p>
          </table:table-cell>
          <table:table-cell table:style-name="odsStyleTableCell-4d3863ee65b41e0342c287926b16162f" office:value-type="string">
            <text:p>PESO</text:p>
          </table:table-cell>
          <table:table-cell table:style-name="odsStyleTableCell-4d3863ee65b41e0342c287926b16162f" office:value-type="string">
            <text:p>MXN</text:p>
          </table:table-cell>
          <table:table-cell table:style-name="odsStyleTableCell-21f7e670bd2737654da779d01d407144" office:value-type="string">
            <text:p>0.40325</text:p>
          </table:table-cell>
          <table:table-cell table:style-name="odsStyleTableCell-21f7e670bd2737654da779d01d407144" office:value-type="string">
            <text:p>17.01160</text:p>
          </table:table-cell>
        </table:table-row>
        <table:table-row table:style-name="ro1">
          <table:table-cell table:style-name="odsStyleTableCell-4d3863ee65b41e0342c287926b16162f" office:value-type="string">
            <text:p>NORUEGA</text:p>
          </table:table-cell>
          <table:table-cell table:style-name="odsStyleTableCell-4d3863ee65b41e0342c287926b16162f" office:value-type="string">
            <text:p>CORONA</text:p>
          </table:table-cell>
          <table:table-cell table:style-name="odsStyleTableCell-4d3863ee65b41e0342c287926b16162f" office:value-type="string">
            <text:p>NOK</text:p>
          </table:table-cell>
          <table:table-cell table:style-name="odsStyleTableCell-21f7e670bd2737654da779d01d407144" office:value-type="string">
            <text:p>0.62472</text:p>
          </table:table-cell>
          <table:table-cell table:style-name="odsStyleTableCell-21f7e670bd2737654da779d01d407144" office:value-type="string">
            <text:p>10.98090</text:p>
          </table:table-cell>
        </table:table-row>
        <table:table-row table:style-name="ro1">
          <table:table-cell table:style-name="odsStyleTableCell-4d3863ee65b41e0342c287926b16162f" office:value-type="string">
            <text:p>PANAMÁ</text:p>
          </table:table-cell>
          <table:table-cell table:style-name="odsStyleTableCell-4d3863ee65b41e0342c287926b16162f" office:value-type="string">
            <text:p>BALBOA</text:p>
          </table:table-cell>
          <table:table-cell table:style-name="odsStyleTableCell-4d3863ee65b41e0342c287926b16162f" office:value-type="string">
            <text:p>PAB</text:p>
          </table:table-cell>
          <table:table-cell table:style-name="odsStyleTableCell-21f7e670bd2737654da779d01d407144" office:value-type="string">
            <text:p>6.86000</text:p>
          </table:table-cell>
          <table:table-cell table:style-name="odsStyleTableCell-21f7e670bd2737654da779d01d407144" office:value-type="string">
            <text:p>1.00000</text:p>
          </table:table-cell>
        </table:table-row>
        <table:table-row table:style-name="ro1">
          <table:table-cell table:style-name="odsStyleTableCell-4d3863ee65b41e0342c287926b16162f" office:value-type="string">
            <text:p>PARAGUAY</text:p>
          </table:table-cell>
          <table:table-cell table:style-name="odsStyleTableCell-4d3863ee65b41e0342c287926b16162f" office:value-type="string">
            <text:p>GUARANI</text:p>
          </table:table-cell>
          <table:table-cell table:style-name="odsStyleTableCell-4d3863ee65b41e0342c287926b16162f" office:value-type="string">
            <text:p>PYG</text:p>
          </table:table-cell>
          <table:table-cell table:style-name="odsStyleTableCell-21f7e670bd2737654da779d01d407144" office:value-type="string">
            <text:p>0.00093</text:p>
          </table:table-cell>
          <table:table-cell table:style-name="odsStyleTableCell-21f7e670bd2737654da779d01d407144" office:value-type="string">
            <text:p>7,398.40000</text:p>
          </table:table-cell>
        </table:table-row>
        <table:table-row table:style-name="ro1">
          <table:table-cell table:style-name="odsStyleTableCell-4d3863ee65b41e0342c287926b16162f" office:value-type="string">
            <text:p>PERU</text:p>
          </table:table-cell>
          <table:table-cell table:style-name="odsStyleTableCell-4d3863ee65b41e0342c287926b16162f" office:value-type="string">
            <text:p>NUEVO SOL</text:p>
          </table:table-cell>
          <table:table-cell table:style-name="odsStyleTableCell-4d3863ee65b41e0342c287926b16162f" office:value-type="string">
            <text:p>PEN</text:p>
          </table:table-cell>
          <table:table-cell table:style-name="odsStyleTableCell-21f7e670bd2737654da779d01d407144" office:value-type="string">
            <text:p>1.82719</text:p>
          </table:table-cell>
          <table:table-cell table:style-name="odsStyleTableCell-21f7e670bd2737654da779d01d407144" office:value-type="string">
            <text:p>3.75440</text:p>
          </table:table-cell>
        </table:table-row>
        <table:table-row table:style-name="ro1">
          <table:table-cell table:style-name="odsStyleTableCell-4d3863ee65b41e0342c287926b16162f" office:value-type="string">
            <text:p>REINO UNIDO</text:p>
          </table:table-cell>
          <table:table-cell table:style-name="odsStyleTableCell-4d3863ee65b41e0342c287926b16162f" office:value-type="string">
            <text:p>LIBRA</text:p>
          </table:table-cell>
          <table:table-cell table:style-name="odsStyleTableCell-4d3863ee65b41e0342c287926b16162f" office:value-type="string">
            <text:p>GBP</text:p>
          </table:table-cell>
          <table:table-cell table:style-name="odsStyleTableCell-21f7e670bd2737654da779d01d407144" office:value-type="string">
            <text:p>8.53181</text:p>
          </table:table-cell>
          <table:table-cell table:style-name="odsStyleTableCell-21f7e670bd2737654da779d01d407144" office:value-type="string">
            <text:p>0.80405</text:p>
          </table:table-cell>
        </table:table-row>
        <table:table-row table:style-name="ro1">
          <table:table-cell table:style-name="odsStyleTableCell-4d3863ee65b41e0342c287926b16162f" office:value-type="string">
            <text:p>REPÚBLICA DOMINICANA</text:p>
          </table:table-cell>
          <table:table-cell table:style-name="odsStyleTableCell-4d3863ee65b41e0342c287926b16162f" office:value-type="string">
            <text:p>PESO DOMINICANO</text:p>
          </table:table-cell>
          <table:table-cell table:style-name="odsStyleTableCell-4d3863ee65b41e0342c287926b16162f" office:value-type="string">
            <text:p>DOP</text:p>
          </table:table-cell>
          <table:table-cell table:style-name="odsStyleTableCell-21f7e670bd2737654da779d01d407144" office:value-type="string">
            <text:p>0.11604</text:p>
          </table:table-cell>
          <table:table-cell table:style-name="odsStyleTableCell-21f7e670bd2737654da779d01d407144" office:value-type="string">
            <text:p>59.12000</text:p>
          </table:table-cell>
        </table:table-row>
        <table:table-row table:style-name="ro1">
          <table:table-cell table:style-name="odsStyleTableCell-4d3863ee65b41e0342c287926b16162f" office:value-type="string">
            <text:p>REP.POPULAR CHINA</text:p>
          </table:table-cell>
          <table:table-cell table:style-name="odsStyleTableCell-4d3863ee65b41e0342c287926b16162f" office:value-type="string">
            <text:p>YUAN RENMINBI OFFSHORE</text:p>
          </table:table-cell>
          <table:table-cell table:style-name="odsStyleTableCell-4d3863ee65b41e0342c287926b16162f" office:value-type="string">
            <text:p>CNH</text:p>
          </table:table-cell>
          <table:table-cell table:style-name="odsStyleTableCell-21f7e670bd2737654da779d01d407144" office:value-type="string">
            <text:p>0.94436</text:p>
          </table:table-cell>
          <table:table-cell table:style-name="odsStyleTableCell-21f7e670bd2737654da779d01d407144" office:value-type="string">
            <text:p>7.26420</text:p>
          </table:table-cell>
        </table:table-row>
        <table:table-row table:style-name="ro1">
          <table:table-cell table:style-name="odsStyleTableCell-4d3863ee65b41e0342c287926b16162f" office:value-type="string">
            <text:p>RUSIA</text:p>
          </table:table-cell>
          <table:table-cell table:style-name="odsStyleTableCell-4d3863ee65b41e0342c287926b16162f" office:value-type="string">
            <text:p>RUBLO RUSO</text:p>
          </table:table-cell>
          <table:table-cell table:style-name="odsStyleTableCell-4d3863ee65b41e0342c287926b16162f" office:value-type="string">
            <text:p>RUB</text:p>
          </table:table-cell>
          <table:table-cell table:style-name="odsStyleTableCell-21f7e670bd2737654da779d01d407144" office:value-type="string">
            <text:p>0.07286</text:p>
          </table:table-cell>
          <table:table-cell table:style-name="odsStyleTableCell-21f7e670bd2737654da779d01d407144" office:value-type="string">
            <text:p>94.14980</text:p>
          </table:table-cell>
        </table:table-row>
        <table:table-row table:style-name="ro1">
          <table:table-cell table:style-name="odsStyleTableCell-4d3863ee65b41e0342c287926b16162f" office:value-type="string">
            <text:p>SINGAPUR</text:p>
          </table:table-cell>
          <table:table-cell table:style-name="odsStyleTableCell-4d3863ee65b41e0342c287926b16162f" office:value-type="string">
            <text:p>DÓLAR</text:p>
          </table:table-cell>
          <table:table-cell table:style-name="odsStyleTableCell-4d3863ee65b41e0342c287926b16162f" office:value-type="string">
            <text:p>SGD</text:p>
          </table:table-cell>
          <table:table-cell table:style-name="odsStyleTableCell-21f7e670bd2737654da779d01d407144" office:value-type="string">
            <text:p>5.02638</text:p>
          </table:table-cell>
          <table:table-cell table:style-name="odsStyleTableCell-21f7e670bd2737654da779d01d407144" office:value-type="string">
            <text:p>1.36480</text:p>
          </table:table-cell>
        </table:table-row>
        <table:table-row table:style-name="ro1">
          <table:table-cell table:style-name="odsStyleTableCell-4d3863ee65b41e0342c287926b16162f" office:value-type="string">
            <text:p>SUDÁFRICA</text:p>
          </table:table-cell>
          <table:table-cell table:style-name="odsStyleTableCell-4d3863ee65b41e0342c287926b16162f" office:value-type="string">
            <text:p>RAND</text:p>
          </table:table-cell>
          <table:table-cell table:style-name="odsStyleTableCell-4d3863ee65b41e0342c287926b16162f" office:value-type="string">
            <text:p>ZAR</text:p>
          </table:table-cell>
          <table:table-cell table:style-name="odsStyleTableCell-21f7e670bd2737654da779d01d407144" office:value-type="string">
            <text:p>0.36069</text:p>
          </table:table-cell>
          <table:table-cell table:style-name="odsStyleTableCell-21f7e670bd2737654da779d01d407144" office:value-type="string">
            <text:p>19.01910</text:p>
          </table:table-cell>
        </table:table-row>
        <table:table-row table:style-name="ro1">
          <table:table-cell table:style-name="odsStyleTableCell-4d3863ee65b41e0342c287926b16162f" office:value-type="string">
            <text:p>SUECIA</text:p>
          </table:table-cell>
          <table:table-cell table:style-name="odsStyleTableCell-4d3863ee65b41e0342c287926b16162f" office:value-type="string">
            <text:p>CORONA</text:p>
          </table:table-cell>
          <table:table-cell table:style-name="odsStyleTableCell-4d3863ee65b41e0342c287926b16162f" office:value-type="string">
            <text:p>SEK</text:p>
          </table:table-cell>
          <table:table-cell table:style-name="odsStyleTableCell-21f7e670bd2737654da779d01d407144" office:value-type="string">
            <text:p>0.62610</text:p>
          </table:table-cell>
          <table:table-cell table:style-name="odsStyleTableCell-21f7e670bd2737654da779d01d407144" office:value-type="string">
            <text:p>10.95680</text:p>
          </table:table-cell>
        </table:table-row>
        <table:table-row table:style-name="ro1">
          <table:table-cell table:style-name="odsStyleTableCell-4d3863ee65b41e0342c287926b16162f" office:value-type="string">
            <text:p>SUIZA</text:p>
          </table:table-cell>
          <table:table-cell table:style-name="odsStyleTableCell-4d3863ee65b41e0342c287926b16162f" office:value-type="string">
            <text:p>FRANCO</text:p>
          </table:table-cell>
          <table:table-cell table:style-name="odsStyleTableCell-4d3863ee65b41e0342c287926b16162f" office:value-type="string">
            <text:p>CHF</text:p>
          </table:table-cell>
          <table:table-cell table:style-name="odsStyleTableCell-21f7e670bd2737654da779d01d407144" office:value-type="string">
            <text:p>7.51863</text:p>
          </table:table-cell>
          <table:table-cell table:style-name="odsStyleTableCell-21f7e670bd2737654da779d01d407144" office:value-type="string">
            <text:p>0.91240</text:p>
          </table:table-cell>
        </table:table-row>
        <table:table-row table:style-name="ro1">
          <table:table-cell table:style-name="odsStyleTableCell-4d3863ee65b41e0342c287926b16162f" office:value-type="string">
            <text:p>TAILANDIA</text:p>
          </table:table-cell>
          <table:table-cell table:style-name="odsStyleTableCell-4d3863ee65b41e0342c287926b16162f" office:value-type="string">
            <text:p>THAI BAHT</text:p>
          </table:table-cell>
          <table:table-cell table:style-name="odsStyleTableCell-4d3863ee65b41e0342c287926b16162f" office:value-type="string">
            <text:p>THB</text:p>
          </table:table-cell>
          <table:table-cell table:style-name="odsStyleTableCell-21f7e670bd2737654da779d01d407144" office:value-type="string">
            <text:p>0.18704</text:p>
          </table:table-cell>
          <table:table-cell table:style-name="odsStyleTableCell-21f7e670bd2737654da779d01d407144" office:value-type="string">
            <text:p>36.67600</text:p>
          </table:table-cell>
        </table:table-row>
        <table:table-row table:style-name="ro1">
          <table:table-cell table:style-name="odsStyleTableCell-4d3863ee65b41e0342c287926b16162f" office:value-type="string">
            <text:p>TAIWAN</text:p>
          </table:table-cell>
          <table:table-cell table:style-name="odsStyleTableCell-4d3863ee65b41e0342c287926b16162f" office:value-type="string">
            <text:p>DÓLAR</text:p>
          </table:table-cell>
          <table:table-cell table:style-name="odsStyleTableCell-4d3863ee65b41e0342c287926b16162f" office:value-type="string">
            <text:p>TWD</text:p>
          </table:table-cell>
          <table:table-cell table:style-name="odsStyleTableCell-21f7e670bd2737654da779d01d407144" office:value-type="string">
            <text:p>0.21108</text:p>
          </table:table-cell>
          <table:table-cell table:style-name="odsStyleTableCell-21f7e670bd2737654da779d01d407144" office:value-type="string">
            <text:p>32.49900</text:p>
          </table:table-cell>
        </table:table-row>
        <table:table-row table:style-name="ro1">
          <table:table-cell table:style-name="odsStyleTableCell-4d3863ee65b41e0342c287926b16162f" office:value-type="string">
            <text:p>TÚNEZ</text:p>
          </table:table-cell>
          <table:table-cell table:style-name="odsStyleTableCell-4d3863ee65b41e0342c287926b16162f" office:value-type="string">
            <text:p>DINAR TUNECINO</text:p>
          </table:table-cell>
          <table:table-cell table:style-name="odsStyleTableCell-4d3863ee65b41e0342c287926b16162f" office:value-type="string">
            <text:p>TND</text:p>
          </table:table-cell>
          <table:table-cell table:style-name="odsStyleTableCell-21f7e670bd2737654da779d01d407144" office:value-type="string">
            <text:p>2.17433</text:p>
          </table:table-cell>
          <table:table-cell table:style-name="odsStyleTableCell-21f7e670bd2737654da779d01d407144" office:value-type="string">
            <text:p>3.15500</text:p>
          </table:table-cell>
        </table:table-row>
        <table:table-row table:style-name="ro1">
          <table:table-cell table:style-name="odsStyleTableCell-4d3863ee65b41e0342c287926b16162f" office:value-type="string">
            <text:p>TURQUÍA</text:p>
          </table:table-cell>
          <table:table-cell table:style-name="odsStyleTableCell-4d3863ee65b41e0342c287926b16162f" office:value-type="string">
            <text:p>LIRA TURCA</text:p>
          </table:table-cell>
          <table:table-cell table:style-name="odsStyleTableCell-4d3863ee65b41e0342c287926b16162f" office:value-type="string">
            <text:p>TRY</text:p>
          </table:table-cell>
          <table:table-cell table:style-name="odsStyleTableCell-21f7e670bd2737654da779d01d407144" office:value-type="string">
            <text:p>0.21106</text:p>
          </table:table-cell>
          <table:table-cell table:style-name="odsStyleTableCell-21f7e670bd2737654da779d01d407144" office:value-type="string">
            <text:p>32.50240</text:p>
          </table:table-cell>
        </table:table-row>
        <table:table-row table:style-name="ro1">
          <table:table-cell table:style-name="odsStyleTableCell-4d3863ee65b41e0342c287926b16162f" office:value-type="string">
            <text:p>URUGUAY</text:p>
          </table:table-cell>
          <table:table-cell table:style-name="odsStyleTableCell-4d3863ee65b41e0342c287926b16162f" office:value-type="string">
            <text:p>PESO</text:p>
          </table:table-cell>
          <table:table-cell table:style-name="odsStyleTableCell-4d3863ee65b41e0342c287926b16162f" office:value-type="string">
            <text:p>UYU</text:p>
          </table:table-cell>
          <table:table-cell table:style-name="odsStyleTableCell-21f7e670bd2737654da779d01d407144" office:value-type="string">
            <text:p>0.17607</text:p>
          </table:table-cell>
          <table:table-cell table:style-name="odsStyleTableCell-21f7e670bd2737654da779d01d407144" office:value-type="string">
            <text:p>38.96250</text:p>
          </table:table-cell>
        </table:table-row>
        <table:table-row table:style-name="ro1">
          <table:table-cell table:style-name="odsStyleTableCell-4d3863ee65b41e0342c287926b16162f" office:value-type="string">
            <text:p>VENEZUELA</text:p>
          </table:table-cell>
          <table:table-cell table:style-name="odsStyleTableCell-4d3863ee65b41e0342c287926b16162f" office:value-type="string">
            <text:p>BOLIVAR DIGITAL</text:p>
          </table:table-cell>
          <table:table-cell table:style-name="odsStyleTableCell-4d3863ee65b41e0342c287926b16162f" office:value-type="string">
            <text:p>VES</text:p>
          </table:table-cell>
          <table:table-cell table:style-name="odsStyleTableCell-21f7e670bd2737654da779d01d407144" office:value-type="string">
            <text:p>0.18922</text:p>
          </table:table-cell>
          <table:table-cell table:style-name="odsStyleTableCell-21f7e670bd2737654da779d01d407144" office:value-type="string">
            <text:p>36.25370</text:p>
          </table:table-cell>
        </table:table-row>
        <table:table-row table:style-name="ro1">
          <table:table-cell table:style-name="odsStyleTableCell-4d3863ee65b41e0342c287926b16162f" office:value-type="string">
            <text:p>VIETNAM</text:p>
          </table:table-cell>
          <table:table-cell table:style-name="odsStyleTableCell-4d3863ee65b41e0342c287926b16162f" office:value-type="string">
            <text:p>DONG</text:p>
          </table:table-cell>
          <table:table-cell table:style-name="odsStyleTableCell-4d3863ee65b41e0342c287926b16162f" office:value-type="string">
            <text:p>VND</text:p>
          </table:table-cell>
          <table:table-cell table:style-name="odsStyleTableCell-21f7e670bd2737654da779d01d407144" office:value-type="string">
            <text:p>0.00027</text:p>
          </table:table-cell>
          <table:table-cell table:style-name="odsStyleTableCell-21f7e670bd2737654da779d01d407144" office:value-type="string">
            <text:p>25,277.80000</text:p>
          </table:table-cell>
        </table:table-row>
        <table:table-row table:style-name="ro1">
          <table:table-cell table:style-name="odsStyleTableCell-4d3863ee65b41e0342c287926b16162f" office:value-type="string">
            <text:p/>
          </table:table-cell>
          <table:table-cell table:style-name="odsStyleTableCell-4d3863ee65b41e0342c287926b16162f" office:value-type="string">
            <text:p>DERECHO ESPECIAL DE GIRO</text:p>
          </table:table-cell>
          <table:table-cell table:style-name="odsStyleTableCell-4d3863ee65b41e0342c287926b16162f" office:value-type="string">
            <text:p>USD/D.E.G.</text:p>
          </table:table-cell>
          <table:table-cell table:style-name="odsStyleTableCell-21f7e670bd2737654da779d01d407144" office:value-type="string">
            <text:p/>
          </table:table-cell>
          <table:table-cell table:style-name="odsStyleTableCell-21f7e670bd2737654da779d01d407144" office:value-type="string">
            <text:p>1.31423</text:p>
          </table:table-cell>
        </table:table-row>
        <table:table-row table:style-name="ro1">
          <table:table-cell table:style-name="odsStyleTableCell-4d3863ee65b41e0342c287926b16162f" office:value-type="string">
            <text:p/>
          </table:table-cell>
          <table:table-cell table:style-name="odsStyleTableCell-4d3863ee65b41e0342c287926b16162f" office:value-type="string">
            <text:p>UNIDAD DE FOMENTO DE VIVIENDA</text:p>
          </table:table-cell>
          <table:table-cell table:style-name="odsStyleTableCell-4d3863ee65b41e0342c287926b16162f" office:value-type="string">
            <text:p>Bs/UFV</text:p>
          </table:table-cell>
          <table:table-cell table:style-name="odsStyleTableCell-21f7e670bd2737654da779d01d407144" office:value-type="string">
            <text:p/>
          </table:table-cell>
          <table:table-cell table:style-name="odsStyleTableCell-21f7e670bd2737654da779d01d407144" office:value-type="string">
            <text:p>2.4903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50391c88d1fc7d8dc4547b0d31c2d66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7d14e5354c4861c7d06a2ccfc81c0abb" office:value-type="string">
            <text:p> </text:p>
          </table:table-cell>
          <table:table-cell table:style-name="odsStyleTableCell-7d14e5354c4861c7d06a2ccfc81c0abb" office:value-type="string">
            <text:p>UNIDAD MONETARIA</text:p>
          </table:table-cell>
          <table:table-cell table:style-name="odsStyleTableCell-7d14e5354c4861c7d06a2ccfc81c0abb" office:value-type="string">
            <text:p>MONEDA</text:p>
          </table:table-cell>
          <table:table-cell table:style-name="odsStyleTableCell-7d14e5354c4861c7d06a2ccfc81c0abb" office:value-type="string">
            <text:p>TIPO DE CAMBIO EN M.E.</text:p>
          </table:table-cell>
        </table:table-row>
        <table:table-row table:style-name="ro1">
          <table:table-cell table:style-name="odsStyleTableCell-4d3863ee65b41e0342c287926b16162f" office:value-type="string">
            <text:p>ORO</text:p>
          </table:table-cell>
          <table:table-cell table:style-name="odsStyleTableCell-4d3863ee65b41e0342c287926b16162f" office:value-type="string">
            <text:p>ONZA TROY ORO</text:p>
          </table:table-cell>
          <table:table-cell table:style-name="odsStyleTableCell-4d3863ee65b41e0342c287926b16162f" office:value-type="string">
            <text:p>USD./O.T.F.</text:p>
          </table:table-cell>
          <table:table-cell table:style-name="odsStyleTableCell-21f7e670bd2737654da779d01d407144" office:value-type="string">
            <text:p>2,394.83000</text:p>
          </table:table-cell>
        </table:table-row>
        <table:table-row table:style-name="ro1">
          <table:table-cell table:style-name="odsStyleTableCell-4d3863ee65b41e0342c287926b16162f" office:value-type="string">
            <text:p>PLATA</text:p>
          </table:table-cell>
          <table:table-cell table:style-name="odsStyleTableCell-4d3863ee65b41e0342c287926b16162f" office:value-type="string">
            <text:p>ONZA TROY PLATA</text:p>
          </table:table-cell>
          <table:table-cell table:style-name="odsStyleTableCell-4d3863ee65b41e0342c287926b16162f" office:value-type="string">
            <text:p>USD./O.T.F.</text:p>
          </table:table-cell>
          <table:table-cell table:style-name="odsStyleTableCell-21f7e670bd2737654da779d01d407144" office:value-type="string">
            <text:p>28.319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50391c88d1fc7d8dc4547b0d31c2d66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7d14e5354c4861c7d06a2ccfc81c0abb" office:value-type="string">
            <text:p> </text:p>
          </table:table-cell>
          <table:table-cell table:style-name="odsStyleTableCell-7d14e5354c4861c7d06a2ccfc81c0abb" office:value-type="string">
            <text:p>1 MES</text:p>
          </table:table-cell>
          <table:table-cell table:style-name="odsStyleTableCell-7d14e5354c4861c7d06a2ccfc81c0abb" office:value-type="string">
            <text:p>3 MESES</text:p>
          </table:table-cell>
          <table:table-cell table:style-name="odsStyleTableCell-7d14e5354c4861c7d06a2ccfc81c0abb" office:value-type="string">
            <text:p>6 MESES</text:p>
          </table:table-cell>
        </table:table-row>
        <table:table-row table:style-name="ro1">
          <table:table-cell table:style-name="odsStyleTableCell-3d79087a4dc0151feec0b29cb287d490" office:value-type="string">
            <text:p>TASA LIBOR(USD)</text:p>
          </table:table-cell>
          <table:table-cell table:style-name="odsStyleTableCell-21f7e670bd2737654da779d01d407144" office:value-type="string">
            <text:p>5.43</text:p>
          </table:table-cell>
          <table:table-cell table:style-name="odsStyleTableCell-21f7e670bd2737654da779d01d407144" office:value-type="string">
            <text:p>5.59</text:p>
          </table:table-cell>
          <table:table-cell table:style-name="odsStyleTableCell-21f7e670bd2737654da779d01d407144" office:value-type="string">
            <text:p>5.73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d3863ee65b41e0342c287926b16162f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46</meta:creation-date>
    <meta:generator>ods générator</meta:generator>
    <dc:date>2024-10-18T20:18:46</dc:date>
    <meta:editing-duration>PT1S</meta:editing-duration>
    <meta:editing-cycles>1</meta:editing-cycles>
    <meta:document-statistic meta:table-count="1" meta:cell-count="4" meta:object-count="0"/>
  </office:meta>
</office:document-meta>
</file>